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201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201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201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201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200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200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200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200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200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200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200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200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200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9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9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9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9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9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9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9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8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8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8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8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9104" calcext:value-type="float">
            <text:p>60.6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8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8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5088" calcext:value-type="float">
            <text:p>62.0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8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7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7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7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7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7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7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7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9664" calcext:value-type="float">
            <text:p>57.5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7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7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6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6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6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6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6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5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NHP-WY-062</text:p>
          </table:table-cell>
          <table:table-cell office:value-type="string" calcext:value-type="string">
            <text:p>195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